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ffffff"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6.294cm" svg:height="2.595cm" svg:x="31.898cm" svg:y="2.2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29cm" svg:height="0.786cm" svg:x="32.365cm" svg:y="1.44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2.365cm" svg:y1="2.231cm" svg:x2="32.694cm" svg:y2="2.231cm">
          <text:p/>
        </draw:line>
        <draw:custom-shape draw:style-name="gr1" draw:text-style-name="P1" draw:layer="layout" svg:width="0.329cm" svg:height="0.786cm" svg:x="32.883cm" svg:y="1.44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2.883cm" svg:y1="2.231cm" svg:x2="33.212cm" svg:y2="2.231cm">
          <text:p/>
        </draw:line>
        <draw:custom-shape draw:style-name="gr1" draw:text-style-name="P1" draw:layer="layout" svg:width="0.329cm" svg:height="0.786cm" svg:x="33.402cm" svg:y="1.44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3.402cm" svg:y1="2.231cm" svg:x2="33.731cm" svg:y2="2.231cm">
          <text:p/>
        </draw:line>
        <draw:custom-shape draw:style-name="gr1" draw:text-style-name="P1" draw:layer="layout" svg:width="0.329cm" svg:height="0.785cm" svg:x="32.365cm" svg:y="4.04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2.365cm" svg:y1="4.832cm" svg:x2="32.694cm" svg:y2="4.832cm">
          <text:p/>
        </draw:line>
        <draw:custom-shape draw:style-name="gr1" draw:text-style-name="P1" draw:layer="layout" svg:width="0.329cm" svg:height="0.785cm" svg:x="32.883cm" svg:y="4.04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2.883cm" svg:y1="4.832cm" svg:x2="33.212cm" svg:y2="4.832cm">
          <text:p/>
        </draw:line>
        <draw:custom-shape draw:style-name="gr1" draw:text-style-name="P1" draw:layer="layout" svg:width="0.329cm" svg:height="0.785cm" svg:x="33.402cm" svg:y="4.04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3.402cm" svg:y1="4.832cm" svg:x2="33.731cm" svg:y2="4.832cm">
          <text:p/>
        </draw:line>
        <draw:custom-shape draw:style-name="gr1" draw:text-style-name="P1" draw:layer="layout" svg:width="0.329cm" svg:height="0.786cm" svg:x="36.822cm" svg:y="1.44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6.822cm" svg:y1="2.231cm" svg:x2="37.151cm" svg:y2="2.231cm">
          <text:p/>
        </draw:line>
        <draw:custom-shape draw:style-name="gr1" draw:text-style-name="P1" draw:layer="layout" svg:width="0.327cm" svg:height="0.786cm" svg:x="37.341cm" svg:y="1.44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7.34cm" svg:y1="2.231cm" svg:x2="37.669cm" svg:y2="2.231cm">
          <text:p/>
        </draw:line>
        <draw:custom-shape draw:style-name="gr1" draw:text-style-name="P1" draw:layer="layout" svg:width="0.329cm" svg:height="0.785cm" svg:x="36.822cm" svg:y="4.04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6.822cm" svg:y1="4.832cm" svg:x2="37.151cm" svg:y2="4.832cm">
          <text:p/>
        </draw:line>
        <draw:custom-shape draw:style-name="gr1" draw:text-style-name="P1" draw:layer="layout" svg:width="0.327cm" svg:height="0.785cm" svg:x="37.341cm" svg:y="4.04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7.34cm" svg:y1="4.832cm" svg:x2="37.669cm" svg:y2="4.832cm">
          <text:p/>
        </draw:line>
        <draw:custom-shape draw:style-name="gr1" draw:text-style-name="P1" draw:layer="layout" svg:width="0.328cm" svg:height="0.786cm" svg:x="35.786cm" svg:y="1.44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5.786cm" svg:y1="2.231cm" svg:x2="36.115cm" svg:y2="2.231cm">
          <text:p/>
        </draw:line>
        <draw:custom-shape draw:style-name="gr1" draw:text-style-name="P1" draw:layer="layout" svg:width="0.329cm" svg:height="0.786cm" svg:x="36.304cm" svg:y="1.44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6.304cm" svg:y1="2.231cm" svg:x2="36.633cm" svg:y2="2.231cm">
          <text:p/>
        </draw:line>
        <draw:custom-shape draw:style-name="gr1" draw:text-style-name="P1" draw:layer="layout" svg:width="0.328cm" svg:height="0.785cm" svg:x="35.786cm" svg:y="4.04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5.786cm" svg:y1="4.832cm" svg:x2="36.115cm" svg:y2="4.832cm">
          <text:p/>
        </draw:line>
        <draw:custom-shape draw:style-name="gr1" draw:text-style-name="P1" draw:layer="layout" svg:width="0.329cm" svg:height="0.785cm" svg:x="36.304cm" svg:y="4.04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6.304cm" svg:y1="4.832cm" svg:x2="36.633cm" svg:y2="4.832cm">
          <text:p/>
        </draw:line>
        <draw:custom-shape draw:style-name="gr1" draw:text-style-name="P1" draw:layer="layout" svg:width="0.328cm" svg:height="0.786cm" svg:x="33.92cm" svg:y="1.44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3.92cm" svg:y1="2.231cm" svg:x2="34.249cm" svg:y2="2.231cm">
          <text:p/>
        </draw:line>
        <draw:custom-shape draw:style-name="gr1" draw:text-style-name="P1" draw:layer="layout" svg:width="0.328cm" svg:height="0.785cm" svg:x="33.92cm" svg:y="4.04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3.92cm" svg:y1="4.832cm" svg:x2="34.249cm" svg:y2="4.832cm">
          <text:p/>
        </draw:line>
        <draw:custom-shape draw:style-name="gr1" draw:text-style-name="P1" draw:layer="layout" svg:width="6.293cm" svg:height="2.596cm" svg:x="17.017cm" svg:y="2.1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29cm" svg:height="0.785cm" svg:x="17.483cm" svg:y="1.38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7.483cm" svg:y1="2.174cm" svg:x2="17.812cm" svg:y2="2.174cm">
          <text:p/>
        </draw:line>
        <draw:custom-shape draw:style-name="gr1" draw:text-style-name="P1" draw:layer="layout" svg:width="0.329cm" svg:height="0.785cm" svg:x="18.002cm" svg:y="1.38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002cm" svg:y1="2.174cm" svg:x2="18.331cm" svg:y2="2.174cm">
          <text:p/>
        </draw:line>
        <draw:custom-shape draw:style-name="gr1" draw:text-style-name="P1" draw:layer="layout" svg:width="0.329cm" svg:height="0.786cm" svg:x="17.483cm" svg:y="3.98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7.483cm" svg:y1="4.775cm" svg:x2="17.812cm" svg:y2="4.775cm">
          <text:p/>
        </draw:line>
        <draw:custom-shape draw:style-name="gr1" draw:text-style-name="P1" draw:layer="layout" svg:width="0.329cm" svg:height="0.786cm" svg:x="18.002cm" svg:y="3.98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002cm" svg:y1="4.775cm" svg:x2="18.331cm" svg:y2="4.775cm">
          <text:p/>
        </draw:line>
        <draw:custom-shape draw:style-name="gr1" draw:text-style-name="P1" draw:layer="layout" svg:width="0.328cm" svg:height="0.785cm" svg:x="21.941cm" svg:y="1.38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1.94cm" svg:y1="2.174cm" svg:x2="22.269cm" svg:y2="2.174cm">
          <text:p/>
        </draw:line>
        <draw:custom-shape draw:style-name="gr1" draw:text-style-name="P1" draw:layer="layout" svg:width="0.328cm" svg:height="0.785cm" svg:x="22.459cm" svg:y="1.38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2.459cm" svg:y1="2.174cm" svg:x2="22.788cm" svg:y2="2.174cm">
          <text:p/>
        </draw:line>
        <draw:custom-shape draw:style-name="gr1" draw:text-style-name="P1" draw:layer="layout" svg:width="0.328cm" svg:height="0.786cm" svg:x="21.941cm" svg:y="3.98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1.94cm" svg:y1="4.775cm" svg:x2="22.269cm" svg:y2="4.775cm">
          <text:p/>
        </draw:line>
        <draw:custom-shape draw:style-name="gr1" draw:text-style-name="P1" draw:layer="layout" svg:width="0.328cm" svg:height="0.786cm" svg:x="22.459cm" svg:y="3.98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2.459cm" svg:y1="4.775cm" svg:x2="22.788cm" svg:y2="4.775cm">
          <text:p/>
        </draw:line>
        <draw:custom-shape draw:style-name="gr1" draw:text-style-name="P1" draw:layer="layout" svg:width="0.329cm" svg:height="0.785cm" svg:x="20.904cm" svg:y="1.38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0.904cm" svg:y1="2.174cm" svg:x2="21.233cm" svg:y2="2.174cm">
          <text:p/>
        </draw:line>
        <draw:custom-shape draw:style-name="gr1" draw:text-style-name="P1" draw:layer="layout" svg:width="0.329cm" svg:height="0.785cm" svg:x="21.422cm" svg:y="1.38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1.422cm" svg:y1="2.174cm" svg:x2="21.751cm" svg:y2="2.174cm">
          <text:p/>
        </draw:line>
        <draw:custom-shape draw:style-name="gr1" draw:text-style-name="P1" draw:layer="layout" svg:width="0.329cm" svg:height="0.786cm" svg:x="20.904cm" svg:y="3.98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0.904cm" svg:y1="4.775cm" svg:x2="21.233cm" svg:y2="4.775cm">
          <text:p/>
        </draw:line>
        <draw:custom-shape draw:style-name="gr1" draw:text-style-name="P1" draw:layer="layout" svg:width="0.329cm" svg:height="0.786cm" svg:x="21.422cm" svg:y="3.98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1.422cm" svg:y1="4.775cm" svg:x2="21.751cm" svg:y2="4.775cm">
          <text:p/>
        </draw:line>
        <draw:custom-shape draw:style-name="gr1" draw:text-style-name="P1" draw:layer="layout" svg:width="6.294cm" svg:height="2.595cm" svg:x="2.099cm" svg:y="2.1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29cm" svg:height="0.786cm" svg:x="2.566cm" svg:y="1.38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566cm" svg:y1="2.167cm" svg:x2="2.895cm" svg:y2="2.167cm">
          <text:p/>
        </draw:line>
        <draw:custom-shape draw:style-name="gr1" draw:text-style-name="P1" draw:layer="layout" svg:width="0.329cm" svg:height="0.785cm" svg:x="2.566cm" svg:y="3.98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566cm" svg:y1="4.768cm" svg:x2="2.895cm" svg:y2="4.768cm">
          <text:p/>
        </draw:line>
        <draw:custom-shape draw:style-name="gr1" draw:text-style-name="P1" draw:layer="layout" svg:width="0.329cm" svg:height="0.786cm" svg:x="7.022cm" svg:y="1.38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023cm" svg:y1="2.167cm" svg:x2="7.352cm" svg:y2="2.167cm">
          <text:p/>
        </draw:line>
        <draw:custom-shape draw:style-name="gr1" draw:text-style-name="P1" draw:layer="layout" svg:width="0.328cm" svg:height="0.786cm" svg:x="7.541cm" svg:y="1.38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541cm" svg:y1="2.167cm" svg:x2="7.87cm" svg:y2="2.167cm">
          <text:p/>
        </draw:line>
        <draw:custom-shape draw:style-name="gr1" draw:text-style-name="P1" draw:layer="layout" svg:width="0.329cm" svg:height="0.785cm" svg:x="7.022cm" svg:y="3.98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023cm" svg:y1="4.768cm" svg:x2="7.352cm" svg:y2="4.768cm">
          <text:p/>
        </draw:line>
        <draw:custom-shape draw:style-name="gr1" draw:text-style-name="P1" draw:layer="layout" svg:width="0.328cm" svg:height="0.785cm" svg:x="7.541cm" svg:y="3.98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541cm" svg:y1="4.768cm" svg:x2="7.87cm" svg:y2="4.768cm">
          <text:p/>
        </draw:line>
        <draw:custom-shape draw:style-name="gr1" draw:text-style-name="P1" draw:layer="layout" svg:width="0.327cm" svg:height="0.786cm" svg:x="5.987cm" svg:y="1.38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986cm" svg:y1="2.167cm" svg:x2="6.315cm" svg:y2="2.167cm">
          <text:p/>
        </draw:line>
        <draw:custom-shape draw:style-name="gr1" draw:text-style-name="P1" draw:layer="layout" svg:width="0.328cm" svg:height="0.786cm" svg:x="6.505cm" svg:y="1.38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504cm" svg:y1="2.167cm" svg:x2="6.833cm" svg:y2="2.167cm">
          <text:p/>
        </draw:line>
        <draw:custom-shape draw:style-name="gr1" draw:text-style-name="P1" draw:layer="layout" svg:width="0.327cm" svg:height="0.785cm" svg:x="5.987cm" svg:y="3.98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986cm" svg:y1="4.768cm" svg:x2="6.315cm" svg:y2="4.768cm">
          <text:p/>
        </draw:line>
        <draw:custom-shape draw:style-name="gr1" draw:text-style-name="P1" draw:layer="layout" svg:width="0.328cm" svg:height="0.785cm" svg:x="6.505cm" svg:y="3.98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504cm" svg:y1="4.768cm" svg:x2="6.833cm" svg:y2="4.768cm">
          <text:p/>
        </draw:line>
        <draw:custom-shape draw:style-name="gr1" draw:text-style-name="P1" draw:layer="layout" svg:width="6.294cm" svg:height="2.595cm" svg:x="24.452cm" svg:y="2.2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28cm" svg:height="0.786cm" svg:x="24.918cm" svg:y="1.44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4.918cm" svg:y1="2.232cm" svg:x2="25.247cm" svg:y2="2.232cm">
          <text:p/>
        </draw:line>
        <draw:custom-shape draw:style-name="gr1" draw:text-style-name="P1" draw:layer="layout" svg:width="0.329cm" svg:height="0.786cm" svg:x="25.436cm" svg:y="1.44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5.436cm" svg:y1="2.232cm" svg:x2="25.765cm" svg:y2="2.232cm">
          <text:p/>
        </draw:line>
        <draw:custom-shape draw:style-name="gr1" draw:text-style-name="P1" draw:layer="layout" svg:width="0.329cm" svg:height="0.786cm" svg:x="25.954cm" svg:y="1.44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5.954cm" svg:y1="2.232cm" svg:x2="26.283cm" svg:y2="2.232cm">
          <text:p/>
        </draw:line>
        <draw:custom-shape draw:style-name="gr1" draw:text-style-name="P1" draw:layer="layout" svg:width="0.328cm" svg:height="0.785cm" svg:x="24.918cm" svg:y="4.04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4.918cm" svg:y1="4.833cm" svg:x2="25.247cm" svg:y2="4.833cm">
          <text:p/>
        </draw:line>
        <draw:custom-shape draw:style-name="gr1" draw:text-style-name="P1" draw:layer="layout" svg:width="0.329cm" svg:height="0.785cm" svg:x="25.436cm" svg:y="4.04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5.436cm" svg:y1="4.833cm" svg:x2="25.765cm" svg:y2="4.833cm">
          <text:p/>
        </draw:line>
        <draw:custom-shape draw:style-name="gr1" draw:text-style-name="P1" draw:layer="layout" svg:width="0.329cm" svg:height="0.785cm" svg:x="25.954cm" svg:y="4.04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5.954cm" svg:y1="4.833cm" svg:x2="26.283cm" svg:y2="4.833cm">
          <text:p/>
        </draw:line>
        <draw:custom-shape draw:style-name="gr1" draw:text-style-name="P1" draw:layer="layout" svg:width="0.329cm" svg:height="0.786cm" svg:x="28.338cm" svg:y="1.44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8.338cm" svg:y1="2.232cm" svg:x2="28.667cm" svg:y2="2.232cm">
          <text:p/>
        </draw:line>
        <draw:custom-shape draw:style-name="gr1" draw:text-style-name="P1" draw:layer="layout" svg:width="0.328cm" svg:height="0.786cm" svg:x="28.857cm" svg:y="1.44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8.857cm" svg:y1="2.232cm" svg:x2="29.186cm" svg:y2="2.232cm">
          <text:p/>
        </draw:line>
        <draw:custom-shape draw:style-name="gr1" draw:text-style-name="P1" draw:layer="layout" svg:width="0.329cm" svg:height="0.785cm" svg:x="28.338cm" svg:y="4.04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8.338cm" svg:y1="4.833cm" svg:x2="28.667cm" svg:y2="4.833cm">
          <text:p/>
        </draw:line>
        <draw:custom-shape draw:style-name="gr1" draw:text-style-name="P1" draw:layer="layout" svg:width="0.328cm" svg:height="0.785cm" svg:x="28.857cm" svg:y="4.04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8.857cm" svg:y1="4.833cm" svg:x2="29.186cm" svg:y2="4.833cm">
          <text:p/>
        </draw:line>
        <draw:custom-shape draw:style-name="gr1" draw:text-style-name="P1" draw:layer="layout" svg:width="6.294cm" svg:height="2.596cm" svg:x="9.648cm" svg:y="2.20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29cm" svg:height="0.785cm" svg:x="10.114cm" svg:y="1.4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114cm" svg:y1="2.207cm" svg:x2="10.443cm" svg:y2="2.207cm">
          <text:p/>
        </draw:line>
        <draw:custom-shape draw:style-name="gr1" draw:text-style-name="P1" draw:layer="layout" svg:width="0.329cm" svg:height="0.785cm" svg:x="10.632cm" svg:y="1.4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633cm" svg:y1="2.207cm" svg:x2="10.962cm" svg:y2="2.207cm">
          <text:p/>
        </draw:line>
        <draw:custom-shape draw:style-name="gr1" draw:text-style-name="P1" draw:layer="layout" svg:width="0.329cm" svg:height="0.786cm" svg:x="10.114cm" svg:y="4.0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114cm" svg:y1="4.808cm" svg:x2="10.443cm" svg:y2="4.808cm">
          <text:p/>
        </draw:line>
        <draw:custom-shape draw:style-name="gr1" draw:text-style-name="P1" draw:layer="layout" svg:width="0.329cm" svg:height="0.786cm" svg:x="10.632cm" svg:y="4.0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633cm" svg:y1="4.808cm" svg:x2="10.962cm" svg:y2="4.808cm">
          <text:p/>
        </draw:line>
        <draw:custom-shape draw:style-name="gr1" draw:text-style-name="P1" draw:layer="layout" svg:width="0.329cm" svg:height="0.785cm" svg:x="13.534cm" svg:y="1.4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3.535cm" svg:y1="2.207cm" svg:x2="13.864cm" svg:y2="2.207cm">
          <text:p/>
        </draw:line>
        <draw:custom-shape draw:style-name="gr1" draw:text-style-name="P1" draw:layer="layout" svg:width="0.329cm" svg:height="0.785cm" svg:x="14.053cm" svg:y="1.4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4.053cm" svg:y1="2.207cm" svg:x2="14.382cm" svg:y2="2.207cm">
          <text:p/>
        </draw:line>
        <draw:custom-shape draw:style-name="gr1" draw:text-style-name="P1" draw:layer="layout" svg:width="0.329cm" svg:height="0.786cm" svg:x="13.534cm" svg:y="4.0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3.535cm" svg:y1="4.808cm" svg:x2="13.864cm" svg:y2="4.808cm">
          <text:p/>
        </draw:line>
        <draw:custom-shape draw:style-name="gr1" draw:text-style-name="P1" draw:layer="layout" svg:width="0.329cm" svg:height="0.786cm" svg:x="14.053cm" svg:y="4.0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4.053cm" svg:y1="4.808cm" svg:x2="14.382cm" svg:y2="4.808cm">
          <text:p/>
        </draw:line>
        <draw:custom-shape draw:style-name="gr1" draw:text-style-name="P1" draw:layer="layout" svg:width="6.294cm" svg:height="2.596cm" svg:x="39.319cm" svg:y="2.20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28cm" svg:height="0.785cm" svg:x="39.786cm" svg:y="1.4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9.785cm" svg:y1="2.207cm" svg:x2="40.114cm" svg:y2="2.207cm">
          <text:p/>
        </draw:line>
        <draw:custom-shape draw:style-name="gr1" draw:text-style-name="P1" draw:layer="layout" svg:width="0.329cm" svg:height="0.785cm" svg:x="40.303cm" svg:y="1.4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0.304cm" svg:y1="2.207cm" svg:x2="40.633cm" svg:y2="2.207cm">
          <text:p/>
        </draw:line>
        <draw:custom-shape draw:style-name="gr1" draw:text-style-name="P1" draw:layer="layout" svg:width="0.328cm" svg:height="0.785cm" svg:x="40.822cm" svg:y="1.4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0.822cm" svg:y1="2.207cm" svg:x2="41.151cm" svg:y2="2.207cm">
          <text:p/>
        </draw:line>
        <draw:custom-shape draw:style-name="gr1" draw:text-style-name="P1" draw:layer="layout" svg:width="0.328cm" svg:height="0.786cm" svg:x="39.786cm" svg:y="4.0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9.785cm" svg:y1="4.808cm" svg:x2="40.114cm" svg:y2="4.808cm">
          <text:p/>
        </draw:line>
        <draw:custom-shape draw:style-name="gr1" draw:text-style-name="P1" draw:layer="layout" svg:width="0.329cm" svg:height="0.786cm" svg:x="40.303cm" svg:y="4.0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0.304cm" svg:y1="4.808cm" svg:x2="40.633cm" svg:y2="4.808cm">
          <text:p/>
        </draw:line>
        <draw:custom-shape draw:style-name="gr1" draw:text-style-name="P1" draw:layer="layout" svg:width="0.328cm" svg:height="0.786cm" svg:x="40.822cm" svg:y="4.0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0.822cm" svg:y1="4.808cm" svg:x2="41.151cm" svg:y2="4.808cm">
          <text:p/>
        </draw:line>
        <draw:custom-shape draw:style-name="gr1" draw:text-style-name="P1" draw:layer="layout" svg:width="0.328cm" svg:height="0.785cm" svg:x="43.206cm" svg:y="1.4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3.206cm" svg:y1="2.207cm" svg:x2="43.535cm" svg:y2="2.207cm">
          <text:p/>
        </draw:line>
        <draw:custom-shape draw:style-name="gr1" draw:text-style-name="P1" draw:layer="layout" svg:width="0.328cm" svg:height="0.786cm" svg:x="43.206cm" svg:y="4.0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3.206cm" svg:y1="4.808cm" svg:x2="43.535cm" svg:y2="4.808cm">
          <text:p/>
        </draw:line>
        <draw:custom-shape draw:style-name="gr1" draw:text-style-name="P1" draw:layer="layout" svg:width="0.329cm" svg:height="0.785cm" svg:x="41.34cm" svg:y="1.4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1.34cm" svg:y1="2.207cm" svg:x2="41.669cm" svg:y2="2.207cm">
          <text:p/>
        </draw:line>
        <draw:custom-shape draw:style-name="gr1" draw:text-style-name="P1" draw:layer="layout" svg:width="0.329cm" svg:height="0.785cm" svg:x="41.858cm" svg:y="1.4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1.858cm" svg:y1="2.207cm" svg:x2="42.187cm" svg:y2="2.207cm">
          <text:p/>
        </draw:line>
        <draw:custom-shape draw:style-name="gr1" draw:text-style-name="P1" draw:layer="layout" svg:width="0.329cm" svg:height="0.786cm" svg:x="41.34cm" svg:y="4.0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1.34cm" svg:y1="4.808cm" svg:x2="41.669cm" svg:y2="4.808cm">
          <text:p/>
        </draw:line>
        <draw:custom-shape draw:style-name="gr1" draw:text-style-name="P1" draw:layer="layout" svg:width="0.329cm" svg:height="0.786cm" svg:x="41.858cm" svg:y="4.0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1.858cm" svg:y1="4.808cm" svg:x2="42.187cm" svg:y2="4.80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.8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4T12:19:17.190976480</meta:creation-date>
    <dc:date>2016-05-14T14:02:14.937398964</dc:date>
    <dc:creator>elucterio </dc:creator>
    <meta:editing-duration>PT36M31S</meta:editing-duration>
    <meta:editing-cycles>11</meta:editing-cycles>
    <meta:generator>LibreOffice/4.2.8.2$Linux_X86_64 LibreOffice_project/420m0$Build-2</meta:generator>
    <meta:document-statistic meta:object-count="142"/>
  </office:meta>
</office:document-meta>
</file>